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3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d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39502533282406" calcext:value-type="float">
            <text:p>0.001395025332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15634233427661" calcext:value-type="float">
            <text:p>0.0002156342334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26673429771329" calcext:value-type="float">
            <text:p>2.26673429771329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227823636118332" calcext:value-type="float">
            <text:p>2.27823636118332E-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227937332104074" calcext:value-type="float">
            <text:p>2.27937332104074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09:39:37.753544916</dc:date>
    <meta:editing-duration>PT1M24S</meta:editing-duration>
    <meta:editing-cycles>2</meta:editing-cycles>
    <meta:document-statistic meta:table-count="1" meta:cell-count="10" meta:object-count="0"/>
    <meta:generator>LibreOffice/5.4.6.2$Linux_X86_64 LibreOffice_project/40m0$Build-2</meta:generator>
  </office:meta>
</office:document-meta>
</file>